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Bad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4" style:family="table-cell" style:parent-style-name="Default" style:data-style-name="N38"/>
    <style:style style:name="ce5" style:family="table-cell" style:parent-style-name="Default" style:data-style-name="N39"/>
    <style:style style:name="ce6" style:family="table-cell" style:parent-style-name="Excel_32_Built-in_32_Percent" style:data-style-name="N1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2"/>
    <style:style style:name="ce8" style:family="table-cell" style:parent-style-name="Default" style:data-style-name="N40"/>
    <style:style style:name="ce9" style:family="table-cell" style:parent-style-name="Default" style:data-style-name="N4"/>
    <style:style style:name="ce10" style:family="table-cell" style:parent-style-name="Default" style:data-style-name="N41"/>
    <style:style style:name="ce11" style:family="table-cell" style:parent-style-name="Default" style:data-style-name="N3"/>
    <style:style style:name="ce12" style:family="table-cell" style:parent-style-name="Default" style:data-style-name="N36"/>
    <style:style style:name="ce13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223125cm" style:use-optimal-column-width="true"/>
    </style:style>
    <style:style style:name="co3" style:family="table-column">
      <style:table-column-properties fo:break-before="auto" style:column-width="6.5087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7.7522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2"/>
        <table:table-column table:style-name="co1" table:number-columns-repeated="1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4" table:default-cell-style-name="ce1"/>
        <table:table-row table:style-name="ro1">
          <table:table-cell table:style-name="ce1"/>
          <table:table-cell office:value-type="string" table:style-name="ce1">
            <text:p>theory</text:p>
          </table:table-cell>
          <table:table-cell office:value-type="string" table:style-name="ce1">
            <text:p>exp</text:p>
          </table:table-cell>
          <table:table-cell office:value-type="string" table:style-name="ce1">
            <text:p>% dev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string" table:style-name="ce1">
            <text:p>theory mag</text:p>
          </table:table-cell>
          <table:table-cell office:value-type="string" table:style-name="ce1">
            <text:p>theory theta</text:p>
          </table:table-cell>
          <table:table-cell office:value-type="string" table:style-name="ce1">
            <text:p>exp mag</text:p>
          </table:table-cell>
          <table:table-cell office:value-type="string" table:style-name="ce1">
            <text:p>exp delay</text:p>
          </table:table-cell>
          <table:table-cell office:value-type="string" table:style-name="ce1">
            <text:p>exp theta</text:p>
          </table:table-cell>
          <table:table-cell office:value-type="string" table:style-name="ce1">
            <text:p>%dev mag</text:p>
          </table:table-cell>
          <table:table-cell office:value-type="string" table:style-name="ce1">
            <text:p>%dev theta</text:p>
          </table:table-cell>
          <table:table-cell office:value-type="string" table:style-name="ce1">
            <text:p>sim mag</text:p>
          </table:table-cell>
          <table:table-cell office:value-type="string" table:style-name="ce1">
            <text:p>sim delay</text:p>
          </table:table-cell>
          <table:table-cell office:value-type="string" table:style-name="ce1">
            <text:p>sim theta</text:p>
          </table:table-cell>
          <table:table-cell office:value-type="string" table:style-name="ce1">
            <text:p>theory cplx</text:p>
          </table:table-cell>
          <table:table-cell office:value-type="string" table:style-name="ce1">
            <text:p>exp cplx</text:p>
          </table:table-cell>
          <table:table-cell office:value-type="string" table:style-name="ce1">
            <text:p>sim cplx</text:p>
          </table:table-cell>
          <table:table-cell table:number-columns-repeated="16363"/>
        </table:table-row>
        <table:table-row table:style-name="ro2">
          <table:table-cell office:value-type="string" table:style-name="ce1">
            <text:p>X<text:span text:style-name="T1">c</text:span></text:p>
          </table:table-cell>
          <table:table-cell office:value-type="float" office:value="-1665.6718272307203" table:formula="of:=-1/([.$F$9]*[.$F$2])" table:style-name="ce1">
            <text:p>-1665.671827</text:p>
          </table:table-cell>
          <table:table-cell table:number-columns-repeated="2" table:style-name="ce3"/>
          <table:table-cell office:value-type="string" table:style-name="ce1">
            <text:p>C</text:p>
          </table:table-cell>
          <table:table-cell office:value-type="float" office:value="9.5550000000000002E-9" table:style-name="ce2">
            <text:p>9.56E-09</text:p>
          </table:table-cell>
          <table:table-cell table:style-name="ce1"/>
          <table:table-cell office:value-type="string" table:style-name="ce1">
            <text:p>V<text:span text:style-name="T1">LR</text:span></text:p>
          </table:table-cell>
          <table:table-cell office:value-type="float" office:value="2.1113250980322422" table:formula="of:=IMABS([.$S2])" table:style-name="ce1">
            <text:p>2.111325098</text:p>
          </table:table-cell>
          <table:table-cell office:value-type="float" office:value="134.24429534406423" table:formula="of:=DEGREES(IMARGUMENT([.$S2]))" table:style-name="ce1">
            <text:p>134.2442953</text:p>
          </table:table-cell>
          <table:table-cell office:value-type="float" office:value="1.97" table:style-name="ce1">
            <text:p>1.97</text:p>
          </table:table-cell>
          <table:table-cell office:value-type="float" office:value="-3.5750000000000002E-5" table:style-name="ce4">
            <text:p>-3.575E-05</text:p>
          </table:table-cell>
          <table:table-cell office:value-type="float" office:value="128.70000000000002" table:formula="of:=-DEGREES([.$F$9]*([.L2]))" table:style-name="ce5">
            <text:p>128.700</text:p>
          </table:table-cell>
          <table:table-cell office:value-type="percentage" office:value="6.6936682637817088E-2" table:formula="of:=ABS(([.I2]-[.K2])/[.I2])" table:style-name="ce6">
            <text:p>6.69%</text:p>
          </table:table-cell>
          <table:table-cell office:value-type="percentage" office:value="4.1300044295024547E-2" table:formula="of:=ABS(([.J2]-[.M2])/[.J2])" table:style-name="ce6">
            <text:p>4.13%</text:p>
          </table:table-cell>
          <table:table-cell office:value-type="float" office:value="2.1417999999999999" table:style-name="ce1">
            <text:p>2.1418</text:p>
          </table:table-cell>
          <table:table-cell office:value-type="float" office:value="6.3191199999999999E-5" table:style-name="ce2">
            <text:p>6.32E-05</text:p>
          </table:table-cell>
          <table:table-cell office:value-type="float" office:value="137.48831999999999" table:formula="of:=DEGREES([.$F$9]*[.Q2])-90" table:style-name="ce7">
            <text:p>137.49</text:p>
          </table:table-cell>
          <table:table-cell office:value-type="string" office:string-value="-1.4731119269291+1.51249294884971i" table:formula="of:=IMPRODUCT(IMDIV([.$B$4];[.$B$7]);[.$F$11])" table:style-name="ce1">
            <text:p>-1.4731119269291+1.51249294884971i</text:p>
          </table:table-cell>
          <table:table-cell office:value-type="string" office:string-value="-1.23172803298134+1.53744790245651i" table:formula="of:=COMPLEX([.$K2]*COS(RADIANS([.$M2]));[.$K2]*SIN(RADIANS([.$M2])))" table:style-name="ce5">
            <text:p>-1.23172803298134+1.53744790245651i</text:p>
          </table:table-cell>
          <table:table-cell office:value-type="string" office:string-value="-1.57880559403136+1.44730098329797i" table:formula="of:=COMPLEX([.$P2]*COS(RADIANS([.$R2]));[.$P2]*SIN(RADIANS([.$R2])))" table:style-name="ce5">
            <text:p>-1.57880559403136+1.44730098329797i</text:p>
          </table:table-cell>
          <table:table-cell table:number-columns-repeated="16363"/>
        </table:table-row>
        <table:table-row table:style-name="ro2">
          <table:table-cell office:value-type="string" table:style-name="ce1">
            <text:p>X<text:span text:style-name="T1">L</text:span></text:p>
          </table:table-cell>
          <table:table-cell office:value-type="float" office:value="628.00437145259968" table:formula="of:=[.$F$9]*[.$F$3]" table:style-name="ce1">
            <text:p>628.0043715</text:p>
          </table:table-cell>
          <table:table-cell table:number-columns-repeated="2" table:style-name="ce3"/>
          <table:table-cell office:value-type="string" table:style-name="ce1">
            <text:p>L</text:p>
          </table:table-cell>
          <table:table-cell office:value-type="float" office:value="9.9950000000000004E-3" table:style-name="ce8">
            <text:p>0.009995</text:p>
          </table:table-cell>
          <table:table-cell table:style-name="ce1"/>
          <table:table-cell office:value-type="string" table:style-name="ce1">
            <text:p>V<text:span text:style-name="T1">C</text:span></text:p>
          </table:table-cell>
          <table:table-cell office:value-type="float" office:value="6.6474666557171878" table:formula="of:=IMABS([.$S3])" table:style-name="ce1">
            <text:p>6.647466656</text:p>
          </table:table-cell>
          <table:table-cell office:value-type="float" office:value="-13.15165051669166" table:formula="of:=DEGREES(IMARGUMENT([.$S3]))" table:style-name="ce1">
            <text:p>-13.15165052</text:p>
          </table:table-cell>
          <table:table-cell office:value-type="float" office:value="6.4930000000000003" table:style-name="ce1">
            <text:p>6.493</text:p>
          </table:table-cell>
          <table:table-cell office:value-type="float" office:value="-9.5979999999999999E-5" table:style-name="ce4">
            <text:p>-9.598E-05</text:p>
          </table:table-cell>
          <table:table-cell office:value-type="float" office:value="-14.47199999999998" table:formula="of:=-(DEGREES([.$F$9]*([.L3]))+360)" table:style-name="ce5">
            <text:p>-14.472</text:p>
          </table:table-cell>
          <table:table-cell office:value-type="percentage" office:value="2.3236920727437962E-2" table:formula="of:=ABS(([.I3]-[.K3])/[.I3])" table:style-name="ce6">
            <text:p>2.32%</text:p>
          </table:table-cell>
          <table:table-cell office:value-type="percentage" office:value="0.10039420387825648" table:formula="of:=ABS(([.J3]-[.M3])/[.J3])" table:style-name="ce6">
            <text:p>10.04%</text:p>
          </table:table-cell>
          <table:table-cell table:number-columns-repeated="3" table:style-name="ce3"/>
          <table:table-cell office:value-type="string" office:string-value="6.4731119269291-1.51249294884971i" table:formula="of:=IMSUB([.$F$11];[.$S$2])" table:style-name="ce1">
            <text:p>6.4731119269291-1.51249294884971i</text:p>
          </table:table-cell>
          <table:table-cell office:value-type="string" office:string-value="6.28697635369118-1.6226451639616i" table:formula="of:=COMPLEX([.$K3]*COS(RADIANS([.$M3]));[.$K3]*SIN(RADIANS([.$M3])))" table:style-name="ce5">
            <text:p>6.28697635369118-1.6226451639616i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R || X<text:span text:style-name="T1">L</text:span></text:p>
          </table:table-cell>
          <table:table-cell office:value-type="string" office:string-value="285.062748491247+445.670716755967i" table:formula="of:=IMDIV(COMPLEX(1;0);IMSUM(COMPLEX(1/[.$F$4];0);IMDIV(COMPLEX(1;0);COMPLEX(0;[.$B$3]))))" table:style-name="ce1">
            <text:p>285.062748491247+445.670716755967i</text:p>
          </table:table-cell>
          <table:table-cell office:value-type="string" office:string-value="302.926838928191+404.518374253973i" table:formula="of:=IMDIV([.$T$2];[.$T$4])" table:style-name="ce1">
            <text:p>302.926838928191+404.518374253973i</text:p>
          </table:table-cell>
          <table:table-cell office:value-type="percentage" office:value="8.4799790038287373E-2" table:formula="of:=IMABS(IMDIV(IMSUB([.B4];[.C4]);[.B4]))" table:style-name="ce6">
            <text:p>8.48%</text:p>
          </table:table-cell>
          <table:table-cell office:value-type="string" table:style-name="ce1">
            <text:p>R</text:p>
          </table:table-cell>
          <table:table-cell office:value-type="float" office:value="981.83" table:style-name="ce9">
            <text:p>981.83</text:p>
          </table:table-cell>
          <table:table-cell office:value-type="string" office:string-value="981.83" table:formula="of:=COMPLEX([.$F$4];0)" table:style-name="ce1">
            <text:p>981.83</text:p>
          </table:table-cell>
          <table:table-cell office:value-type="string" table:style-name="ce1">
            <text:p>i<text:span text:style-name="T1">in</text:span></text:p>
          </table:table-cell>
          <table:table-cell office:value-type="float" office:value="3.9908621536626551E-3" table:formula="of:=IMABS([.$S4])" table:style-name="ce1">
            <text:p>0.003990862</text:p>
          </table:table-cell>
          <table:table-cell office:value-type="float" office:value="76.848349483308297" table:formula="of:=DEGREES(IMARGUMENT([.$S4]))" table:style-name="ce1">
            <text:p>76.84834948</text:p>
          </table:table-cell>
          <table:table-cell office:value-type="float" office:value="3.8981268061638596E-3" table:formula="of:=IMABS([.$T$4])" table:style-name="ce1">
            <text:p>0.003898127</text:p>
          </table:table-cell>
          <table:table-cell office:value-type="string" table:style-name="ce1">
            <text:p>N/A</text:p>
          </table:table-cell>
          <table:table-cell office:value-type="float" office:value="75.528000000000091" table:formula="of:=DEGREES(IMARGUMENT([.$T$4]))" table:style-name="ce5">
            <text:p>75.528</text:p>
          </table:table-cell>
          <table:table-cell office:value-type="percentage" office:value="2.3236920727438951E-2" table:formula="of:=ABS(([.I4]-[.K4])/[.I4])" table:style-name="ce6">
            <text:p>2.32%</text:p>
          </table:table-cell>
          <table:table-cell office:value-type="percentage" office:value="1.718123410828739E-2" table:formula="of:=ABS(([.J4]-[.M4])/[.J4])" table:style-name="ce6">
            <text:p>1.72%</text:p>
          </table:table-cell>
          <table:table-cell table:number-columns-repeated="3" table:style-name="ce3"/>
          <table:table-cell office:value-type="string" office:string-value="0.000908037780385785+0.003886186835309i" table:formula="of:=IMDIV([.$F$11];[.$B7])" table:style-name="ce1">
            <text:p>0.000908037780385785+0.003886186835309i</text:p>
          </table:table-cell>
          <table:table-cell office:value-type="string" office:string-value="0.000974168583171239+0.00377443878854796i" table:formula="of:=IMDIV([.$T$3];COMPLEX(0;[.$B$2]))" table:style-name="ce5">
            <text:p>0.000974168583171239+0.00377443878854796i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1">
            <text:p>Z Mag</text:p>
          </table:table-cell>
          <table:table-cell office:value-type="float" office:value="1252.8621153730394" table:formula="of:=IMABS([.B7])" table:style-name="ce1">
            <text:p>1252.862115</text:p>
          </table:table-cell>
          <table:table-cell office:value-type="float" office:value="1282.6673550213466" table:formula="of:=IMABS([.C7])" table:style-name="ce1">
            <text:p>1282.667355</text:p>
          </table:table-cell>
          <table:table-cell office:value-type="percentage" office:value="2.3789720578654958E-2" table:formula="of:=ABS(([.B5]-[.C5])/[.B5])" table:style-name="ce6">
            <text:p>2.38%</text:p>
          </table:table-cell>
          <table:table-cell office:value-type="string" table:style-name="ce1">
            <text:p>r_sense_g</text:p>
          </table:table-cell>
          <table:table-cell office:value-type="float" office:value="10.074" table:style-name="ce10">
            <text:p>10.074</text:p>
          </table:table-cell>
          <table:table-cell table:number-columns-repeated="13" table:style-name="ce1"/>
          <table:table-cell table:style-name="ce5"/>
          <table:table-cell table:number-columns-repeated="16364" table:style-name="ce1"/>
        </table:table-row>
        <table:table-row table:style-name="ro3">
          <table:table-cell office:value-type="string" table:style-name="ce1">
            <text:p>Z Theta</text:p>
          </table:table-cell>
          <table:table-cell office:value-type="float" office:value="-76.848349483308297" table:formula="of:=DEGREES(IMARGUMENT([.B7]))" table:style-name="ce1">
            <text:p>-76.84834948</text:p>
          </table:table-cell>
          <table:table-cell office:value-type="float" office:value="-75.528000000000119" table:formula="of:=DEGREES(IMARGUMENT([.C7]))" table:style-name="ce1">
            <text:p>-75.528</text:p>
          </table:table-cell>
          <table:table-cell office:value-type="percentage" office:value="1.7181234108287018E-2" table:formula="of:=ABS(([.B6]-[.C6])/[.B6])" table:style-name="ce6">
            <text:p>1.72%</text:p>
          </table:table-cell>
          <table:table-cell office:value-type="string" table:style-name="ce1">
            <text:p>r_sense_k</text:p>
          </table:table-cell>
          <table:table-cell office:value-type="float" office:value="10.071999999999999" table:style-name="ce10">
            <text:p>10.072</text:p>
          </table:table-cell>
          <table:table-cell table:number-columns-repeated="1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string" office:string-value="285.062748491247-1220.00111047475i" table:formula="of:=IMSUM([.B4];COMPLEX(0;[.B2]))" table:style-name="ce1">
            <text:p>285.062748491247-1220.00111047475i</text:p>
          </table:table-cell>
          <table:table-cell office:value-type="string" office:string-value="320.547355705652-1241.9681704406i" table:formula="of:=IMDIV([.$F$11];[.$T$4])" table:style-name="ce1">
            <text:p>320.547355705652-1241.9681704406i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float" office:value="10000" table:style-name="ce11">
            <text:p>10,000</text:p>
          </table:table-cell>
          <table:table-cell table:number-columns-repeated="1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</text:p>
          </table:table-cell>
          <table:table-cell office:value-type="float" office:value="1E-4" table:formula="of:=1/[.$F$7]" table:style-name="ce2">
            <text:p>1.00E-04</text:p>
          </table:table-cell>
          <table:table-cell table:number-columns-repeated="1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omega</text:p>
          </table:table-cell>
          <table:table-cell office:value-type="float" office:value="62831.853071795864" table:formula="of:=[.$F$7]*2*PI()" table:style-name="ce12">
            <text:p>62831.85307</text:p>
          </table:table-cell>
          <table:table-cell table:number-columns-repeated="1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v_in_mag</text:p>
          </table:table-cell>
          <table:table-cell office:value-type="float" office:value="5" table:style-name="ce2">
            <text:p>5.00E+00</text:p>
          </table:table-cell>
          <table:table-cell table:number-columns-repeated="1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theory</text:p>
          </table:table-cell>
          <table:table-cell office:value-type="string" table:style-name="ce1">
            <text:p>exp</text:p>
          </table:table-cell>
          <table:table-cell office:value-type="string" table:style-name="ce1">
            <text:p>% dev</text:p>
          </table:table-cell>
          <table:table-cell table:style-name="ce1"/>
          <table:table-cell office:value-type="string" office:string-value="5" table:formula="of:=COMPLEX([.$F$10];0)" table:style-name="ce2">
            <text:p>5</text:p>
          </table:table-cell>
          <table:table-cell table:number-columns-repeated="2" table:style-name="ce1"/>
          <table:table-cell office:value-type="string" table:style-name="ce1">
            <text:p>theory mag</text:p>
          </table:table-cell>
          <table:table-cell office:value-type="string" table:style-name="ce1">
            <text:p>theory theta</text:p>
          </table:table-cell>
          <table:table-cell office:value-type="string" table:style-name="ce1">
            <text:p>exp mag</text:p>
          </table:table-cell>
          <table:table-cell office:value-type="string" table:style-name="ce1">
            <text:p>exp delay</text:p>
          </table:table-cell>
          <table:table-cell office:value-type="string" table:style-name="ce1">
            <text:p>exp theta</text:p>
          </table:table-cell>
          <table:table-cell office:value-type="string" table:style-name="ce1">
            <text:p>%dev mag</text:p>
          </table:table-cell>
          <table:table-cell office:value-type="string" table:style-name="ce1">
            <text:p>%dev theta</text:p>
          </table:table-cell>
          <table:table-cell table:number-columns-repeated="4" table:style-name="ce1"/>
          <table:table-cell table:style-name="ce5"/>
          <table:table-cell table:number-columns-repeated="16364" table:style-name="ce1"/>
        </table:table-row>
        <table:table-row table:style-name="ro2">
          <table:table-cell office:value-type="string" table:style-name="ce1">
            <text:p>X<text:span text:style-name="T1">c</text:span></text:p>
          </table:table-cell>
          <table:table-cell office:value-type="float" office:value="-1665.6718272307203" table:formula="of:=-1/([.$F$9]*[.$F$2])" table:style-name="ce1">
            <text:p>-1665.671827</text:p>
          </table:table-cell>
          <table:table-cell table:number-columns-repeated="2" table:style-name="ce3"/>
          <table:table-cell table:style-name="ce1"/>
          <table:table-cell table:style-name="ce2"/>
          <table:table-cell table:style-name="ce1"/>
          <table:table-cell office:value-type="string" table:style-name="ce1">
            <text:p>i<text:span text:style-name="T1">LR</text:span></text:p>
          </table:table-cell>
          <table:table-cell office:value-type="float" office:value="4.290021044951348E-3" table:formula="of:=IMABS([.$S12])" table:style-name="ce1">
            <text:p>0.004290021</text:p>
          </table:table-cell>
          <table:table-cell office:value-type="float" office:value="-32.604054139244177" table:formula="of:=DEGREES(IMARGUMENT([.$S12]))" table:style-name="ce1">
            <text:p>-32.60405414</text:p>
          </table:table-cell>
          <table:table-cell office:value-type="float" office:value="3.8779999999999999E-3" table:style-name="ce13">
            <text:p>3.8780E-03</text:p>
          </table:table-cell>
          <table:table-cell office:value-type="float" office:value="-9.1440000000000005E-5" table:style-name="ce4">
            <text:p>-9.144E-05</text:p>
          </table:table-cell>
          <table:table-cell office:value-type="float" office:value="-30.815999999999974" table:formula="of:=-(DEGREES([.$F$9]*([.L12]))+360)" table:style-name="ce5">
            <text:p>-30.816</text:p>
          </table:table-cell>
          <table:table-cell office:value-type="percentage" office:value="9.6041730479674292E-2" table:formula="of:=ABS(([.I12]-[.K12])/[.I12])" table:style-name="ce6">
            <text:p>9.60%</text:p>
          </table:table-cell>
          <table:table-cell office:value-type="percentage" office:value="5.484146638966577E-2" table:formula="of:=ABS(([.J12]-[.M12])/[.J12])" table:style-name="ce6">
            <text:p>5.48%</text:p>
          </table:table-cell>
          <table:table-cell table:number-columns-repeated="3" table:style-name="ce3"/>
          <table:table-cell office:value-type="string" office:string-value="0.00361397495764779-0.00231159372979339i" table:formula="of:=IMDIV([.$F$11];[.$B$14])" table:style-name="ce1">
            <text:p>0.00361397495764779-0.00231159372979339i</text:p>
          </table:table-cell>
          <table:table-cell office:value-type="string" office:string-value="0.00333049183775336-0.0019866323561893i" table:formula="of:=COMPLEX([.$K12]*COS(RADIANS([.$M12]));[.$K12]*SIN(RADIANS([.$M12])))" table:style-name="ce5">
            <text:p>0.00333049183775336-0.0019866323561893i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<text:span text:style-name="T1">L</text:span></text:p>
          </table:table-cell>
          <table:table-cell office:value-type="float" office:value="628.00437145259968" table:formula="of:=[.$F$9]*[.$F$3]" table:style-name="ce1">
            <text:p>628.0043715</text:p>
          </table:table-cell>
          <table:table-cell table:number-columns-repeated="2" table:style-name="ce3"/>
          <table:table-cell table:style-name="ce1"/>
          <table:table-cell table:style-name="ce2"/>
          <table:table-cell table:style-name="ce1"/>
          <table:table-cell office:value-type="string" table:style-name="ce1">
            <text:p>i<text:span text:style-name="T1">C</text:span></text:p>
          </table:table-cell>
          <table:table-cell office:value-type="float" office:value="3.0017917805050501E-3" table:formula="of:=IMABS([.$S13])" table:style-name="ce1">
            <text:p>0.003001792</text:p>
          </table:table-cell>
          <table:table-cell office:value-type="float" office:value="90" table:formula="of:=DEGREES(IMARGUMENT([.$S13]))" table:style-name="ce1">
            <text:p>90</text:p>
          </table:table-cell>
          <table:table-cell office:value-type="float" office:value="2.8097E-3" table:style-name="ce13">
            <text:p>2.8097E-03</text:p>
          </table:table-cell>
          <table:table-cell office:value-type="float" office:value="-2.446E-5" table:style-name="ce4">
            <text:p>-2.446E-05</text:p>
          </table:table-cell>
          <table:table-cell office:value-type="float" office:value="88.055999999999997" table:formula="of:=-DEGREES([.$F$9]*([.L13]))" table:style-name="ce5">
            <text:p>88.056</text:p>
          </table:table-cell>
          <table:table-cell office:value-type="percentage" office:value="6.3992373405969777E-2" table:formula="of:=ABS(([.I13]-[.K13])/[.I13])" table:style-name="ce6">
            <text:p>6.40%</text:p>
          </table:table-cell>
          <table:table-cell office:value-type="percentage" office:value="2.1600000000000029E-2" table:formula="of:=ABS(([.J13]-[.M13])/[.J13])" table:style-name="ce6">
            <text:p>2.16%</text:p>
          </table:table-cell>
          <table:table-cell table:number-columns-repeated="3" table:style-name="ce3"/>
          <table:table-cell office:value-type="string" office:string-value="0.00300179178050505i" table:formula="of:=IMDIV([.$F$11];COMPLEX(0;[.$B$12]))" table:style-name="ce1">
            <text:p>0.00300179178050505i</text:p>
          </table:table-cell>
          <table:table-cell office:value-type="string" office:string-value="0.0000953125854749254+0.00280808290494602i" table:formula="of:=COMPLEX([.$K13]*COS(RADIANS([.$M13]));[.$K13]*SIN(RADIANS([.$M13])))" table:style-name="ce5">
            <text:p>0.0000953125854749254+0.00280808290494602i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R + X<text:span text:style-name="T1">L</text:span></text:p>
          </table:table-cell>
          <table:table-cell office:value-type="string" office:string-value="981.83+628.0043714526i" table:formula="of:=IMSUM([.$G$4];COMPLEX(0;[.$B$13]))" table:style-name="ce1">
            <text:p>981.83+628.0043714526i</text:p>
          </table:table-cell>
          <table:table-cell office:value-type="string" office:string-value="1107.29354576887+660.498596900308i" table:formula="of:=IMDIV([.$F$11];[.$T$12])" table:style-name="ce1">
            <text:p>1107.29354576887+660.498596900308i</text:p>
          </table:table-cell>
          <table:table-cell office:value-type="percentage" office:value="0.11120004659107337" table:formula="of:=IMABS(IMDIV(IMSUB([.B14];[.C14]);[.B14]))" table:style-name="ce6">
            <text:p>11.12%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i<text:span text:style-name="T1">in</text:span></text:p>
          </table:table-cell>
          <table:table-cell office:value-type="float" office:value="2.3912828803796305E-3" table:formula="of:=IMABS([.$S14])" table:style-name="ce1">
            <text:p>0.002391283</text:p>
          </table:table-cell>
          <table:table-cell office:value-type="float" office:value="-75.166786240008207" table:formula="of:=DEGREES(IMARGUMENT([.$S14]))" table:style-name="ce1">
            <text:p>-75.16678624</text:p>
          </table:table-cell>
          <table:table-cell office:value-type="float" office:value="3.4375999999999999E-3" table:style-name="ce13">
            <text:p>3.4376E-03</text:p>
          </table:table-cell>
          <table:table-cell office:value-type="float" office:value="-3.4800000000000001E-6" table:style-name="ce4">
            <text:p>-3.480E-06</text:p>
          </table:table-cell>
          <table:table-cell office:value-type="float" office:value="-77.471999999999994" table:formula="of:=-(DEGREES([.$F$9]*([.L14]))+90)" table:style-name="ce5">
            <text:p>-77.472</text:p>
          </table:table-cell>
          <table:table-cell office:value-type="percentage" office:value="0.43755472353578689" table:formula="of:=ABS(([.I14]-[.K14])/[.I14])" table:style-name="ce6">
            <text:p>43.76%</text:p>
          </table:table-cell>
          <table:table-cell office:value-type="percentage" office:value="3.0667983497807385E-2" table:formula="of:=ABS(([.J14]-[.M14])/[.J14])" table:style-name="ce6">
            <text:p>3.07%</text:p>
          </table:table-cell>
          <table:table-cell table:number-columns-repeated="3" table:style-name="ce3"/>
          <table:table-cell office:value-type="string" office:string-value="0.000612183177142745-0.00231159372979339i" table:formula="of:=IMDIV([.$F$11];[.$B17])" table:style-name="ce1">
            <text:p>0.000612183177142745-0.00231159372979339i</text:p>
          </table:table-cell>
          <table:table-cell office:value-type="string" office:string-value="0.000745672835229774-0.00335575115030903i" table:formula="of:=COMPLEX([.$K14]*COS(RADIANS([.$M14]));[.$K14]*SIN(RADIANS([.$M14])))" table:style-name="ce5">
            <text:p>0.000745672835229774-0.00335575115030903i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1">
            <text:p>Z Mag</text:p>
          </table:table-cell>
          <table:table-cell office:value-type="float" office:value="2090.9278617869868" table:formula="of:=IMABS([.B17])" table:style-name="ce1">
            <text:p>2090.927862</text:p>
          </table:table-cell>
          <table:table-cell office:value-type="float" office:value="1454.5031417267824" table:formula="of:=IMABS([.C17])" table:style-name="ce1">
            <text:p>1454.503142</text:p>
          </table:table-cell>
          <table:table-cell office:value-type="percentage" office:value="0.30437430754607264" table:formula="of:=ABS(([.B15]-[.C15])/[.B15])" table:style-name="ce6">
            <text:p>30.44%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1">
            <text:p>Z Theta</text:p>
          </table:table-cell>
          <table:table-cell office:value-type="float" office:value="75.166786240008165" table:formula="of:=DEGREES(IMARGUMENT([.B17]))" table:style-name="ce1">
            <text:p>75.16678624</text:p>
          </table:table-cell>
          <table:table-cell office:value-type="float" office:value="77.471999999999966" table:formula="of:=DEGREES(IMARGUMENT([.C17]))" table:style-name="ce1">
            <text:p>77.472</text:p>
          </table:table-cell>
          <table:table-cell office:value-type="percentage" office:value="3.0667983497807593E-2" table:formula="of:=ABS(([.B16]-[.C16])/[.B16])" table:style-name="ce6">
            <text:p>3.07%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string" office:string-value="535.290438495438+2021.24799805775i" table:formula="of:=IMDIV(COMPLEX(1;0);IMSUM(IMDIV(COMPLEX(1;0);[.$B$12]);IMDIV(COMPLEX(1;0);[.$B$14])))" table:style-name="ce1">
            <text:p>535.290438495438+2021.24799805775i</text:p>
          </table:table-cell>
          <table:table-cell office:value-type="string" office:string-value="315.506016273571+1419.87159383807i" table:formula="of:=IMDIV([.$F$11];[.$T$14])" table:style-name="ce1">
            <text:p>315.506016273571+1419.87159383807i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named-expressions>
        <table:named-expression table:name="c_cap" table:expression="of:=&quot;['file:///home/pete404/Documents/windows%20Documents/circuits2/lab6.ods'#$Sheet1.$F$2]&quot;" table:base-cell-address="Sheet1.$A$1"/>
        <table:named-expression table:name="l_ind" table:expression="of:=&quot;['file:///home/pete404/Documents/windows%20Documents/circuits2/lab6.ods'#$Sheet1.$F$7]&quot;" table:base-cell-address="Sheet1.$A$1"/>
        <table:named-expression table:name="omega" table:expression="of:=&quot;['file:///home/pete404/Documents/windows%20Documents/circuits2/lab6.ods'#$Sheet1.$F$10]&quot;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5" number:min-integer-digits="1"/>
    </number:number-style>
    <number:number-style style:name="N37">
      <number:scientific-number number:decimal-places="4" number:min-integer-digits="1" number:min-exponent-digits="2"/>
    </number:number-style>
    <number:number-style style:name="N38">
      <number:scientific-number number:decimal-places="3" number:min-integer-digits="1" number:min-exponent-digits="2"/>
    </number:number-style>
    <number:number-style style:name="N39">
      <number:number number:decimal-places="3" number:min-integer-digits="1"/>
    </number:number-style>
    <number:number-style style:name="N40">
      <number:number number:decimal-places="6" number:min-integer-digits="1" number:grouping="true"/>
    </number:number-style>
    <number:number-style style:name="N41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ABSOLUTE INSANITY</dc:creator>
    <meta:creation-date>2019-10-16T23:52:43Z</meta:creation-date>
    <dc:date>2019-10-17T14:24:59Z</dc:date>
    <meta:editing-cycles>1</meta:editing-cycles>
    <meta:editing-duration>PT0S</meta:editing-duration>
  </office:meta>
</office:document-meta>
</file>